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3.866cm" style:use-optimal-column-width="false"/>
    </style:style>
    <style:style style:name="co10" style:family="table-column">
      <style:table-column-properties style:column-width="3.871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222cm"/>
    </style:style>
    <style:style style:name="ro3" style:family="table-row">
      <style:table-row-properties style:row-height="0.985cm"/>
    </style:style>
    <style:style style:name="ro4" style:family="table-row">
      <style:table-row-properties style:row-height="1.223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484cm"/>
    </style:style>
    <style:style style:name="ro8" style:family="table-row">
      <style:table-row-properties style:row-height="1.935cm"/>
    </style:style>
    <style:style style:name="ro9" style:family="table-row">
      <style:table-row-properties style:row-height="1.487cm"/>
    </style:style>
    <style:style style:name="ro10" style:family="table-row">
      <style:table-row-properties style:row-height="1.01cm"/>
    </style:style>
    <style:style style:name="ro11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style:writing-mode="tb-rl"/>
      <style:text-properties style:font-size-asian="1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校對閩南語翻譯語料</text:span></text:p>
            <text:p><text:span text:style-name="T1"/></text:p>
            <text:p text:style-name="P1">103/05/09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統計翻譯</text:p>
              </text:list-item>
              <text:list-item>
                <text:p>第三節：摻猶未校對資料</text:p>
              </text:list-item>
              <text:list-item>
                <text:p>第四節：網路語料庫（5/7張俊盛老師建議）</text:p>
              </text:list-item>
              <text:list-item>
                <text:p>第五節：參考文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統計翻譯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 svg:viewBox="0 0 1 3268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5">對齊</text:span></text:p>
          <text:p text:style-name="P4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5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5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5">解碼</text:span></text:p>
          <text:p text:style-name="P4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 svg:viewBox="0 0 2182 4419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 svg:viewBox="0 0 1092 2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" svg:viewBox="0 0 1 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 svg:viewBox="0 0 1 1980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 svg:viewBox="0 0 2 2896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 svg:viewBox="0 0 926 2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 svg:viewBox="0 0 5905 2833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 svg:viewBox="0 0 584 1683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 svg:viewBox="0 0 868 1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 svg:viewBox="0 0 1331 4102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5">連詞</text:span></text:p>
          <text:p text:style-name="P4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 svg:viewBox="0 0 1516 1">
          <text:p/>
        </draw:connector>
        <draw:custom-shape draw:style-name="gr6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 svg:viewBox="0 0 1 2331">
          <text:p/>
        </draw:connector>
        <draw:custom-shape draw:style-name="gr6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 svg:viewBox="0 0 1 2800">
          <text:p/>
        </draw:connector>
        <draw:custom-shape draw:style-name="gr6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 svg:viewBox="0 0 842 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4" draw:text-style-name="P5" xml:id="id15" draw:id="id15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712cm" svg:y1="18.555cm" svg:x2="12.426cm" svg:y2="18.555cm" draw:start-shape="id15" draw:start-glue-point="1" draw:end-shape="id16" draw:end-glue-point="3" svg:d="m6712 18555h5714" svg:viewBox="0 0 5715 1">
          <text:p/>
        </draw:connector>
        <draw:custom-shape draw:style-name="gr4" draw:text-style-name="P5" xml:id="id16" draw:id="id16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3" draw:text-style-name="P4" draw:layer="layout" draw:type="line" svg:x1="16.826cm" svg:y1="18.555cm" svg:x2="22.537cm" svg:y2="18.555cm" draw:start-shape="id16" draw:start-glue-point="1" draw:end-shape="id17" draw:end-glue-point="3" svg:d="m16826 18555h5711" svg:viewBox="0 0 5712 1">
          <text:p/>
        </draw:connector>
        <draw:custom-shape draw:style-name="gr4" draw:text-style-name="P5" xml:id="id17" draw:id="id17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 svg:viewBox="0 0 11580 3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 svg:viewBox="0 0 8306 3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 svg:viewBox="0 0 11580 3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 svg:viewBox="0 0 11580 3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 svg:viewBox="0 0 4623 1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5.164cm" svg:y1="18.55cm" svg:x2="20.996cm" svg:y2="18.55cm" draw:start-shape="id27" draw:start-glue-point="7" draw:end-shape="id28" svg:d="m15164 18550h5832" svg:viewBox="0 0 5833 1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 svg:viewBox="0 0 1286 3686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652cm" svg:height="0.992cm" svg:x="14.777cm" svg:y="12.589cm">
            <draw:text-box>
              <text:p><text:span text:style-name="T2">未知詞</text:span>：一百五十項、…</text:p>
            </draw:text-box>
          </draw:frame>
          <draw:frame draw:style-name="gr8" draw:layer="layout" svg:width="8.251cm" svg:height="0.992cm" svg:x="14.788cm" svg:y="20.053cm">
            <draw:text-box>
              <text:p><text:span text:style-name="T2">已知詞</text:span>：liok8-siok8、…</text:p>
            </draw:text-box>
          </draw:frame>
          <draw:connector draw:style-name="gr9" draw:text-style-name="P4" draw:layer="layout" svg:x1="15.164cm" svg:y1="18.55cm" svg:x2="16.409cm" svg:y2="14.865cm" draw:start-shape="id27" draw:start-glue-point="7" draw:end-shape="id29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8.528cm" svg:y1="13.663cm" svg:x2="13.15cm" svg:y2="13.663cm" draw:start-shape="id30" draw:start-glue-point="1" draw:end-shape="id31" svg:d="m8528 13663h4622" svg:viewBox="0 0 4623 1">
            <text:p/>
          </draw:connector>
          <draw:custom-shape draw:style-name="gr4" draw:text-style-name="P4" xml:id="id32" draw:id="id32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6.88cm" svg:y1="13.663cm" svg:x2="22.712cm" svg:y2="13.663cm" draw:start-shape="id31" draw:start-glue-point="7" draw:end-shape="id32" svg:d="m16880 13663h5832" svg:viewBox="0 0 5833 1">
            <text:p/>
          </draw:connector>
          <draw:connector draw:style-name="gr3" draw:text-style-name="P4" draw:layer="layout" svg:x1="21.427cm" svg:y1="9.978cm" svg:x2="22.712cm" svg:y2="13.663cm" draw:start-shape="id33" draw:start-glue-point="1" draw:end-shape="id32" svg:d="m21427 9978h643v3685h642" svg:viewBox="0 0 1286 3686">
            <text:p/>
          </draw:connector>
          <draw:custom-shape draw:style-name="gr5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4" draw:layer="layout" svg:x1="16.88cm" svg:y1="13.663cm" svg:x2="18.125cm" svg:y2="9.978cm" draw:start-shape="id31" draw:start-glue-point="7" draw:end-shape="id33" draw:end-glue-point="3" svg:d="m16880 13663h623v-3685h622" svg:viewBox="0 0 1246 3686">
            <text:p/>
          </draw:connector>
        </draw:g>
        <draw:frame draw:style-name="gr8" draw:text-style-name="P6" draw:layer="layout" svg:width="11.077cm" svg:height="0.992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 svg:viewBox="0 0 1 992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 svg:viewBox="0 0 1 6536">
          <text:p/>
        </draw:connector>
        <draw:custom-shape draw:style-name="gr4" draw:text-style-name="P5" xml:id="id36" draw:id="id36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1" draw:id="id41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39" draw:id="id39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0" draw:id="id40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4" draw:id="id34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5" draw:id="id35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8cm" svg:y1="18.006cm" svg:x2="24.749cm" svg:y2="13.464cm" draw:start-shape="id37" draw:start-glue-point="4" draw:end-shape="id34" draw:end-glue-point="5" svg:d="m22568 18006 2181-4542" svg:viewBox="0 0 2182 4543">
          <text:p/>
        </draw:connector>
        <draw:custom-shape draw:style-name="gr4" draw:text-style-name="P5" xml:id="id38" draw:id="id38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 svg:viewBox="0 0 1559 1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" svg:viewBox="0 0 1 1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 svg:viewBox="0 0 25 3130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 svg:viewBox="0 0 6702 2598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 svg:viewBox="0 0 1078 1683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 svg:viewBox="0 0 762 1">
          <text:p/>
        </draw:connector>
        <draw:connector draw:style-name="gr3" draw:text-style-name="P4" draw:layer="layout" svg:x1="15.008cm" svg:y1="11.782cm" svg:x2="20.398cm" svg:y2="18.806cm" draw:start-shape="id38" draw:start-glue-point="6" draw:end-shape="id37" draw:end-glue-point="5" svg:d="m15008 11782v7024h5390" svg:viewBox="0 0 5391 7025">
          <text:p/>
        </draw:connector>
        <draw:custom-shape draw:style-name="gr4" draw:text-style-name="P5" xml:id="id45" draw:id="id45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20.398cm" svg:y2="18.806cm" draw:start-shape="id45" draw:start-glue-point="6" draw:end-shape="id37" draw:end-glue-point="5" svg:d="m18555 16659v2147h1843" svg:viewBox="0 0 1844 2148">
          <text:p/>
        </draw:connector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6.278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無逐个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4.969cm" svg:x="13.354cm" svg:y="15.328cm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1/kue1</text:span></text:p>
              </table:table-cell>
              <table:table-cell>
                <text:p><text:span text:style-name="T6">近</text:span><text:span text:style-name="T6">kin7/kun7</text:span></text:p>
              </table:table-cell>
              <table:table-cell>
                <text:p><text:span text:style-name="T6">火</text:span><text:span text:style-name="T6">hue2/he2</text:span></text:p>
              </table:table-cell>
            </table:table-row>
            <table:table-row table:style-name="ro3" table:default-cell-style-name="ce1">
              <table:table-cell>
                <text:p><text:span text:style-name="T7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6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6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445cm" svg:y="9.991cm">
          <table:table table:template-name="sun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5">教育部</text:span></text:p>
              </table:table-cell>
              <table:table-cell>
                <text:p><text:span text:style-name="T5">偏漳</text:span></text:p>
              </table:table-cell>
              <table:table-cell>
                <text:p><text:span text:style-name="T5">混合</text:span></text:p>
              </table:table-cell>
              <table:table-cell>
                <text:p><text:span text:style-name="T5">偏泉</text:span></text:p>
              </table:table-cell>
            </table:table-row>
            <table:table-row table:style-name="ro5" table:default-cell-style-name="ce1">
              <table:table-cell>
                <text:p><text:span text:style-name="T5">字</text:span><text:span text:style-name="T5">/</text:span><text:span text:style-name="T5">詞</text:span></text:p>
              </table:table-cell>
              <table:table-cell>
                <text:p><text:span text:style-name="T5">36142</text:span></text:p>
              </table:table-cell>
              <table:table-cell>
                <text:p><text:span text:style-name="T5">33756</text:span></text:p>
              </table:table-cell>
              <table:table-cell>
                <text:p><text:span text:style-name="T5">46654</text:span></text:p>
              </table:table-cell>
            </table:table-row>
            <table:table-row table:style-name="ro6" table:default-cell-style-name="ce1">
              <table:table-cell>
                <text:p><text:span text:style-name="T5">例句</text:span></text:p>
              </table:table-cell>
              <table:table-cell>
                <text:p><text:span text:style-name="T5">10637</text:span></text:p>
              </table:table-cell>
              <table:table-cell>
                <text:p><text:span text:style-name="T5">9829</text:span></text:p>
              </table:table-cell>
              <table:table-cell>
                <text:p><text:span text:style-name="T5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6" draw:start-glue-point="7" draw:end-shape="id47" draw:end-glue-point="5" svg:d="m4535 19634h17993" svg:viewBox="0 0 17994 1">
          <text:p/>
        </draw:connector>
        <draw:custom-shape draw:style-name="gr4" draw:text-style-name="P5" xml:id="id46" draw:id="id46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9" draw:id="id49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8" draw:id="id48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7" draw:id="id47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8" draw:start-glue-point="7" draw:end-shape="id49" draw:end-glue-point="4" svg:d="m11907 16966h5357v1518" svg:viewBox="0 0 5358 1519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0" draw:id="id50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3" draw:id="id53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0" draw:start-glue-point="7" draw:end-shape="id51" draw:end-glue-point="11" svg:d="m20200 7304-629 3236" svg:viewBox="0 0 630 3237">
          <text:p/>
        </draw:connector>
        <draw:custom-shape draw:style-name="gr4" draw:text-style-name="P4" xml:id="id52" draw:id="id52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0" draw:start-glue-point="7" draw:end-shape="id52" draw:end-glue-point="4" svg:d="m20200 7304 2435 2855" svg:viewBox="0 0 2436 2856">
          <text:p/>
        </draw:connector>
        <draw:custom-shape draw:style-name="gr4" draw:text-style-name="P4" xml:id="id51" draw:id="id51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0" draw:start-glue-point="7" draw:end-shape="id53" draw:end-glue-point="11" svg:d="m20200 7304-4615 3236" svg:viewBox="0 0 4616 3237">
          <text:p/>
        </draw:connector>
        <draw:custom-shape draw:style-name="gr4" draw:text-style-name="P4" xml:id="id54" draw:id="id54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3" draw:start-glue-point="8" draw:end-shape="id54" draw:end-glue-point="4" svg:d="m14666 12760-10450 2936" svg:viewBox="0 0 10451 2937">
          <text:p/>
        </draw:connector>
        <draw:custom-shape draw:style-name="gr4" draw:text-style-name="P4" xml:id="id55" draw:id="id55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3" draw:start-glue-point="8" draw:end-shape="id55" draw:end-glue-point="4" svg:d="m14666 12760-7148 2936" svg:viewBox="0 0 7149 2937">
          <text:p/>
        </draw:connector>
        <draw:custom-shape draw:style-name="gr4" draw:text-style-name="P4" xml:id="id56" draw:id="id56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3" draw:start-glue-point="8" draw:end-shape="id56" draw:end-glue-point="4" svg:d="m14666 12760-3847 2936" svg:viewBox="0 0 3848 2937">
          <text:p/>
        </draw:connector>
        <draw:custom-shape draw:style-name="gr4" draw:text-style-name="P4" xml:id="id57" draw:id="id57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3" draw:start-glue-point="9" draw:end-shape="id57" draw:end-glue-point="4" svg:d="m15585 12379-1219 3317" svg:viewBox="0 0 1220 3318">
          <text:p/>
        </draw:connector>
        <draw:custom-shape draw:style-name="gr4" draw:text-style-name="P4" xml:id="id58" draw:id="id58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3" draw:start-glue-point="9" draw:end-shape="id58" draw:end-glue-point="4" svg:d="m15585 12379 2575 3317" svg:viewBox="0 0 2576 3318">
          <text:p/>
        </draw:connector>
        <draw:custom-shape draw:style-name="gr4" draw:text-style-name="P4" xml:id="id59" draw:id="id59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3" draw:start-glue-point="9" draw:end-shape="id59" draw:end-glue-point="4" svg:d="m15585 12379 6367 3362" svg:viewBox="0 0 6368 3363">
          <text:p/>
        </draw:connector>
        <draw:frame draw:style-name="gr8" draw:layer="layout" svg:width="1.772cm" svg:height="0.992cm" svg:x="24.127cm" svg:y="16.593cm">
          <draw:text-box>
            <text:p>……</text:p>
          </draw:text-box>
        </draw:frame>
        <draw:frame draw:style-name="gr11" draw:layer="layout" svg:width="1.928cm" svg:height="0.992cm" svg:x="24.935cm" svg:y="11.101cm">
          <draw:text-box>
            <text:p>……</text:p>
          </draw:text-box>
        </draw:frame>
        <draw:custom-shape draw:style-name="gr4" draw:text-style-name="P4" xml:id="id60" draw:id="id60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1" draw:id="id61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4" draw:start-glue-point="8" draw:end-shape="id60" draw:end-glue-point="0" svg:d="m4216 18297 2938 1121" svg:viewBox="0 0 2939 1122">
          <text:p/>
        </draw:connector>
        <draw:connector draw:style-name="gr3" draw:text-style-name="P4" draw:layer="layout" draw:type="line" svg:x1="7.518cm" svg:y1="18.297cm" svg:x2="7.154cm" svg:y2="19.418cm" draw:start-shape="id55" draw:start-glue-point="8" draw:end-shape="id60" draw:end-glue-point="0" svg:d="m7518 18297-364 1121" svg:viewBox="0 0 365 1122">
          <text:p/>
        </draw:connector>
        <draw:connector draw:style-name="gr3" draw:text-style-name="P4" draw:layer="layout" draw:type="line" svg:x1="10.819cm" svg:y1="18.297cm" svg:x2="7.154cm" svg:y2="19.418cm" draw:start-shape="id56" draw:start-glue-point="8" draw:end-shape="id60" draw:end-glue-point="0" svg:d="m10819 18297-3665 1121" svg:viewBox="0 0 3666 1122">
          <text:p/>
        </draw:connector>
        <draw:connector draw:style-name="gr3" draw:text-style-name="P4" draw:layer="layout" draw:type="line" svg:x1="14.366cm" svg:y1="18.297cm" svg:x2="18.089cm" svg:y2="19.418cm" draw:start-shape="id57" draw:start-glue-point="8" draw:end-shape="id61" draw:end-glue-point="0" svg:d="m14366 18297 3723 1121" svg:viewBox="0 0 3724 1122">
          <text:p/>
        </draw:connector>
        <draw:connector draw:style-name="gr3" draw:text-style-name="P4" draw:layer="layout" draw:type="line" svg:x1="18.16cm" svg:y1="18.297cm" svg:x2="18.089cm" svg:y2="19.418cm" draw:start-shape="id58" draw:start-glue-point="8" draw:end-shape="id61" draw:end-glue-point="0" svg:d="m18160 18297-71 1121" svg:viewBox="0 0 72 1122">
          <text:p/>
        </draw:connector>
        <draw:connector draw:style-name="gr3" draw:text-style-name="P4" draw:layer="layout" draw:type="line" svg:x1="21.952cm" svg:y1="18.342cm" svg:x2="18.089cm" svg:y2="19.418cm" draw:start-shape="id59" draw:start-glue-point="8" draw:end-shape="id61" draw:end-glue-point="0" svg:d="m21952 18342-3863 1076" svg:viewBox="0 0 3864 1077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一開始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一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2" draw:id="id62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3" draw:id="id63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2" draw:start-glue-point="5" draw:end-shape="id63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2" draw:start-glue-point="4" draw:end-shape="id64" draw:end-glue-point="4" svg:d="m24427 11549v-4942h-13909v501" svg:viewBox="0 0 13910 4943">
          <text:p/>
        </draw:connector>
        <draw:connector draw:style-name="gr3" draw:text-style-name="P4" draw:layer="layout" draw:type="line" svg:x1="5.83cm" svg:y1="12.349cm" svg:x2="8.543cm" svg:y2="7.908cm" draw:start-shape="id65" draw:end-shape="id64" draw:end-glue-point="5" svg:d="m5830 12349 2713-4441" svg:viewBox="0 0 2714 4442">
          <text:p/>
        </draw:connector>
        <draw:connector draw:style-name="gr12" draw:text-style-name="P4" draw:layer="layout" draw:type="line" svg:x1="12.493cm" svg:y1="7.908cm" svg:x2="15.206cm" svg:y2="7.908cm" draw:start-shape="id64" draw:start-glue-point="7" draw:end-shape="id63" draw:end-glue-point="5" svg:d="m12493 7908h2713" svg:viewBox="0 0 2714 1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二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6" draw:id="id66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0" draw:id="id70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7" draw:id="id67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1" draw:id="id71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6" draw:start-glue-point="5" draw:end-shape="id67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6" draw:start-glue-point="4" draw:end-shape="id68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66" draw:start-glue-point="5" draw:end-shape="id69" draw:end-glue-point="7" svg:d="m22257 12349-2712-2449" svg:viewBox="0 0 2713 2450">
          <text:p/>
        </draw:connector>
        <draw:connector draw:style-name="gr3" draw:text-style-name="P4" draw:layer="layout" draw:type="line" svg:x1="5.83cm" svg:y1="12.349cm" svg:x2="8.543cm" svg:y2="7.908cm" draw:start-shape="id70" draw:end-shape="id68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0" draw:start-glue-point="7" draw:end-shape="id71" draw:end-glue-point="5" svg:d="m5830 12349 2713-2464" svg:viewBox="0 0 2714 2465">
          <text:p/>
        </draw:connector>
        <draw:connector draw:style-name="gr12" draw:text-style-name="P4" draw:layer="layout" draw:type="line" svg:x1="12.493cm" svg:y1="7.908cm" svg:x2="15.206cm" svg:y2="7.908cm" draw:start-shape="id68" draw:start-glue-point="7" draw:end-shape="id67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71" draw:start-glue-point="7" draw:end-shape="id69" draw:end-glue-point="5" svg:d="m12493 9885 2713 15" svg:viewBox="0 0 2714 16">
          <text:p/>
        </draw:connector>
        <draw:connector draw:style-name="gr3" draw:text-style-name="P4" draw:layer="layout" draw:type="line" svg:x1="15.206cm" svg:y1="7.908cm" svg:x2="12.493cm" svg:y2="9.885cm" draw:start-shape="id67" draw:start-glue-point="5" draw:end-shape="id71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三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72" draw:id="id72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7" draw:id="id77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3" draw:id="id73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4" draw:id="id74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5" draw:id="id75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9" draw:id="id79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8" draw:id="id78" draw:layer="layout" svg:width="3.95cm" svg:height="1.6cm" svg:x="8.543cm" svg:y="11.061cm">
          <text:p text:style-name="P4"><text:span text:style-name="T5">03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6" draw:id="id76" draw:layer="layout" svg:width="4.339cm" svg:height="1.6cm" svg:x="15.206cm" svg:y="11.088cm">
          <text:p text:style-name="P4"><text:span text:style-name="T5">03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72" draw:start-glue-point="5" draw:end-shape="id73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72" draw:start-glue-point="4" draw:end-shape="id74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72" draw:start-glue-point="5" draw:end-shape="id75" draw:end-glue-point="7" svg:d="m22257 12349-2712-2449" svg:viewBox="0 0 2713 2450">
          <text:p/>
        </draw:connector>
        <draw:connector draw:style-name="gr12" draw:text-style-name="P4" draw:layer="layout" draw:type="line" svg:x1="22.257cm" svg:y1="12.349cm" svg:x2="19.545cm" svg:y2="11.888cm" draw:start-shape="id72" draw:start-glue-point="5" draw:end-shape="id76" draw:end-glue-point="7" svg:d="m22257 12349-2712-461" svg:viewBox="0 0 2713 462">
          <text:p/>
        </draw:connector>
        <draw:connector draw:style-name="gr3" draw:text-style-name="P4" draw:layer="layout" draw:type="line" svg:x1="5.83cm" svg:y1="12.349cm" svg:x2="8.543cm" svg:y2="11.861cm" draw:start-shape="id77" draw:start-glue-point="7" draw:end-shape="id78" draw:end-glue-point="5" svg:d="m5830 12349 2713-488" svg:viewBox="0 0 2714 489">
          <text:p/>
        </draw:connector>
        <draw:connector draw:style-name="gr3" draw:text-style-name="P4" draw:layer="layout" draw:type="line" svg:x1="5.83cm" svg:y1="12.349cm" svg:x2="8.543cm" svg:y2="7.908cm" draw:start-shape="id77" draw:end-shape="id74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7" draw:start-glue-point="7" draw:end-shape="id79" draw:end-glue-point="5" svg:d="m5830 12349 2713-2464" svg:viewBox="0 0 2714 2465">
          <text:p/>
        </draw:connector>
        <draw:frame draw:style-name="gr14" draw:text-style-name="P7" draw:layer="layout" svg:width="1.242cm" svg:height="1.522cm" svg:x="13.244cm" svg:y="13.215cm">
          <draw:text-box>
            <text:p text:style-name="P7"><text:span text:style-name="T5">……</text:span></text:p>
          </draw:text-box>
        </draw:frame>
        <draw:connector draw:style-name="gr12" draw:text-style-name="P4" draw:layer="layout" draw:type="line" svg:x1="12.493cm" svg:y1="7.908cm" svg:x2="15.206cm" svg:y2="7.908cm" draw:start-shape="id74" draw:start-glue-point="7" draw:end-shape="id73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79" draw:start-glue-point="7" draw:end-shape="id75" draw:end-glue-point="5" svg:d="m12493 9885 2713 15" svg:viewBox="0 0 2714 16">
          <text:p/>
        </draw:connector>
        <draw:connector draw:style-name="gr12" draw:text-style-name="P4" draw:layer="layout" draw:type="line" svg:x1="12.493cm" svg:y1="11.861cm" svg:x2="15.206cm" svg:y2="11.888cm" draw:start-shape="id78" draw:start-glue-point="7" draw:end-shape="id76" draw:end-glue-point="5" svg:d="m12493 11861 2713 27" svg:viewBox="0 0 2714 28">
          <text:p/>
        </draw:connector>
        <draw:connector draw:style-name="gr3" draw:text-style-name="P4" draw:layer="layout" draw:type="line" svg:x1="15.206cm" svg:y1="9.9cm" svg:x2="12.493cm" svg:y2="11.861cm" draw:start-shape="id75" draw:start-glue-point="5" draw:end-shape="id78" draw:end-glue-point="7" svg:d="m15206 9900-2713 1961" svg:viewBox="0 0 2714 1962">
          <text:p/>
        </draw:connector>
        <draw:connector draw:style-name="gr3" draw:text-style-name="P4" draw:layer="layout" draw:type="line" svg:x1="15.206cm" svg:y1="7.908cm" svg:x2="12.493cm" svg:y2="9.885cm" draw:start-shape="id73" draw:start-glue-point="5" draw:end-shape="id79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驗結果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訓練語料</text:p>
                <text:list>
                  <text:list-item>
                    <text:p>華臺57167教育部31200句</text:p>
                  </text:list-item>
                </text:list>
              </text:list-item>
              <text:list-item>
                <text:p>試驗語料</text:p>
                <text:list>
                  <text:list-item>
                    <text:p>華臺6954教育部3493句</text:p>
                  </text:list-item>
                </text:list>
              </text:list-item>
              <text:list-item>
                <text:p>語言模型</text:p>
                <text:list>
                  <text:list-item>
                    <text:p>訓練語料佮教育部附錄句388句</text:p>
                  </text:list-item>
                </text:list>
              </text:list-item>
            </text:list>
          </draw:text-box>
        </draw:frame>
        <draw:frame draw:style-name="standard" draw:layer="layout" svg:width="19.334cm" svg:height="5.161cm" svg:x="3.063cm" svg:y="14.668cm">
          <table:table table:template-name="sun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>整理幾擺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ce1">
              <table:table-cell>
                <text:p>語言模型</text:p>
                <text:p>無加典藏</text:p>
              </table:table-cell>
              <table:table-cell>
                <text:p>50.57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9" table:default-cell-style-name="ce1">
              <table:table-cell>
                <text:p>語言模型</text:p>
                <text:p>加典藏</text:p>
              </table:table-cell>
              <table:table-cell>
                <text:p>49.50</text:p>
              </table:table-cell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8.89cm" svg:height="0.992cm" svg:x="3.958cm" svg:y="19.957cm">
          <draw:text-box>
            <text:p>0*：華臺只用教育部辭典斷詞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佇使用仝款的語料時</text:p>
                <text:list>
                  <text:list-item>
                    <text:p>典藏佮華臺有互相整理過，分數有較懸</text:p>
                  </text:list-item>
                </text:list>
              </text:list-item>
              <text:list-item>
                <text:p>摻典藏做語言模型</text:p>
                <text:list>
                  <text:list-item>
                    <text:p>分數降落來</text:p>
                  </text:list-item>
                  <text:list-item>
                    <text:p>因為典藏對訓練佮試驗語料來講是外部的資料</text:p>
                  </text:list-item>
                </text:list>
              </text:list-item>
              <text:list-item>
                <text:p>分數一息仔就收斂</text:p>
                <text:list>
                  <text:list-item>
                    <text:p>華臺語料做第一擺就收斂</text:p>
                  </text:list-item>
                  <text:list-item>
                    <text:p>典藏到第二擺就收斂</text:p>
                  </text:list-item>
                  <text:list-item>
                    <text:p>整理免傷濟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四節：網路語料庫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流程：</text:p>
              </text:list-item>
              <text:list-item>
                <text:p>自動去google揣閩南語料</text:p>
              </text:list-item>
              <text:list-item>
                <text:p>分類國語抑是閩南語</text:p>
                <text:list>
                  <text:list-item>
                    <text:p>兩個都有→看是毋是平行語料</text:p>
                  </text:list-item>
                  <text:list-item>
                    <text:p>只有臺語→加到語言模型</text:p>
                  </text:list-item>
                </text:list>
              </text:list-item>
              <text:list-item>
                <text:p>評估好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5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教育部辭典處理</text:p>
          </draw:text-box>
        </draw:frame>
        <draw:frame presentation:style-name="pr5" draw:layer="layout" svg:width="23.331cm" svg:height="14.195cm" svg:x="1.4cm" svg:y="4.914cm" presentation:class="outline" presentation:user-transformed="true">
          <draw:text-box>
            <text:list text:style-name="L2">
              <text:list-item>
                <text:p>匯入</text:p>
              </text:list-item>
              <text:list-item>
                <text:p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三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80" draw:end-shape="id81" draw:end-glue-point="4" svg:d="m26277 14361v991" svg:viewBox="0 0 1 992">
          <text:p/>
        </draw:connector>
        <draw:connector draw:style-name="gr3" draw:text-style-name="P4" xml:id="id91" draw:id="id91" draw:layer="layout" draw:type="line" svg:x1="26.277cm" svg:y1="6.033cm" svg:x2="26.277cm" svg:y2="12.568cm" draw:start-shape="id82" draw:start-glue-point="6" draw:end-shape="id80" draw:end-glue-point="4" svg:d="m26277 6033v6535" svg:viewBox="0 0 1 6536">
          <text:p/>
        </draw:connector>
        <draw:custom-shape draw:style-name="gr4" draw:text-style-name="P5" xml:id="id82" draw:id="id82" draw:layer="layout" svg:width="2.882cm" svg:height="1.6cm" svg:x="24.836cm" svg:y="4.433cm">
          <text:p text:style-name="P5">輸入</text:p>
          <text:p text:style-name="P5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0" draw:id="id90" draw:layer="layout" svg:width="3.933cm" svg:height="2.3cm" svg:x="15.643cm" svg:y="5.553cm">
          <text:p text:style-name="P5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86" draw:id="id86" draw:layer="layout" svg:width="2.545cm" svg:height="2.224cm" svg:x="18.365cm" svg:y="9.87cm">
          <text:p text:style-name="P5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3" draw:id="id83" draw:layer="layout" svg:width="4.339cm" svg:height="1.6cm" svg:x="20.397cm" svg:y="18.206cm">
          <text:p text:style-name="P5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7" draw:id="id87" draw:layer="layout" svg:width="4cm" svg:height="1.6cm" svg:x="21.671cm" svg:y="10.182cm">
          <text:p text:style-name="P5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80" draw:id="id80" draw:layer="layout" svg:width="3.058cm" svg:height="1.793cm" svg:x="24.748cm" svg:y="12.568cm">
          <text:p text:style-name="P5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1" draw:id="id81" draw:layer="layout" svg:width="2.4cm" svg:height="1.6cm" svg:x="25.077cm" svg:y="15.352cm">
          <text:p text:style-name="P5">輸出</text:p>
          <text:p text:style-name="P5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83" draw:start-glue-point="4" draw:end-shape="id80" draw:end-glue-point="5" svg:d="m22567 18206 2181-4742" svg:viewBox="0 0 2182 4743">
          <text:p/>
        </draw:connector>
        <draw:custom-shape draw:style-name="gr4" draw:text-style-name="P5" xml:id="id85" draw:id="id85" draw:layer="layout" svg:width="3.6cm" svg:height="1.6cm" svg:x="13.207cm" svg:y="10.182cm">
          <text:p text:style-name="P5">國語閩南語</text:p>
          <text:p text:style-name="P5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88" draw:id="id88" draw:layer="layout" svg:width="3.933cm" svg:height="2.3cm" svg:x="15.643cm" svg:y="13.196cm">
          <text:p text:style-name="P5">中研院</text:p>
          <text:p text:style-name="P5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4" draw:id="id84" draw:layer="layout" svg:width="4.339cm" svg:height="1.6cm" svg:x="12.838cm" svg:y="18.206cm">
          <text:p text:style-name="P5">中研院</text:p>
          <text:p text:style-name="P5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84" draw:start-glue-point="7" draw:end-shape="id83" draw:end-glue-point="5" svg:d="m17177 19006h3220" svg:viewBox="0 0 3221 1">
          <text:p/>
        </draw:connector>
        <draw:connector draw:style-name="gr3" draw:text-style-name="P4" xml:id="id89" draw:id="id89" draw:layer="layout" draw:type="line" svg:x1="16.807cm" svg:y1="10.982cm" svg:x2="18.365cm" svg:y2="10.982cm" draw:start-shape="id85" draw:start-glue-point="7" draw:end-shape="id86" svg:d="m16807 10982h1558" svg:viewBox="0 0 1559 1">
          <text:p/>
        </draw:connector>
        <draw:connector draw:style-name="gr3" draw:text-style-name="P4" xml:id="id92" draw:id="id92" draw:layer="layout" draw:type="line" svg:x1="21.671cm" svg:y1="10.982cm" svg:x2="21.671cm" svg:y2="10.982cm" draw:start-shape="id87" draw:end-shape="id87" draw:end-glue-point="5" svg:d="m21671 10982" svg:viewBox="0 0 1 1">
          <text:p/>
        </draw:connector>
        <draw:connector draw:style-name="gr3" draw:text-style-name="P4" draw:layer="layout" draw:type="line" svg:x1="17.609cm" svg:y1="13.196cm" svg:x2="17.586cm" svg:y2="10.982cm" draw:start-shape="id88" draw:end-shape="id89" draw:end-glue-point="0" svg:d="m17609 13196-23-2214" svg:viewBox="0 0 24 2215">
          <text:p/>
        </draw:connector>
        <draw:connector draw:style-name="gr3" draw:text-style-name="P4" draw:layer="layout" draw:type="line" svg:x1="19.576cm" svg:y1="6.703cm" svg:x2="26.277cm" svg:y2="9.3cm" draw:start-shape="id90" draw:start-glue-point="7" draw:end-shape="id91" draw:end-glue-point="0" svg:d="m19576 6703 6701 2597" svg:viewBox="0 0 6702 2598">
          <text:p/>
        </draw:connector>
        <draw:connector draw:style-name="gr3" draw:text-style-name="P4" draw:layer="layout" draw:type="line" svg:x1="23.671cm" svg:y1="11.782cm" svg:x2="24.748cm" svg:y2="13.464cm" draw:start-shape="id87" draw:start-glue-point="6" draw:end-shape="id80" draw:end-glue-point="5" svg:d="m23671 11782 1077 1682" svg:viewBox="0 0 1078 1683">
          <text:p/>
        </draw:connector>
        <draw:connector draw:style-name="gr3" draw:text-style-name="P4" draw:layer="layout" draw:type="line" svg:x1="20.91cm" svg:y1="10.982cm" svg:x2="21.671cm" svg:y2="10.982cm" draw:start-shape="id86" draw:start-glue-point="7" draw:end-shape="id92" draw:end-glue-point="0" svg:d="m20910 10982h761" svg:viewBox="0 0 762 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93" draw:start-glue-point="7" draw:end-shape="id94" draw:end-glue-point="5" svg:d="m4957 16151h941" svg:viewBox="0 0 942 1">
          <text:p/>
        </draw:connector>
        <draw:custom-shape draw:style-name="gr4" draw:text-style-name="P4" xml:id="id95" draw:id="id95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93" draw:id="id93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94" draw:id="id94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02" draw:id="id102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95" draw:start-glue-point="4" draw:end-shape="id94" draw:end-glue-point="6" svg:d="m7463 18777-36-1729" svg:viewBox="0 0 37 1730">
          <text:p/>
        </draw:connector>
        <draw:custom-shape draw:style-name="gr5" draw:text-style-name="P4" xml:id="id97" draw:id="id97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99" draw:id="id99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01" draw:id="id101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00" draw:id="id100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96" draw:id="id96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98" draw:id="id98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96" draw:start-glue-point="4" draw:end-shape="id97" draw:end-glue-point="6" svg:d="m11427 18776v-1729" svg:viewBox="0 0 1 1730">
          <text:p/>
        </draw:connector>
        <draw:connector draw:style-name="gr3" draw:text-style-name="P4" draw:layer="layout" draw:type="line" svg:x1="15.427cm" svg:y1="18.775cm" svg:x2="15.426cm" svg:y2="17.046cm" draw:start-shape="id98" draw:start-glue-point="4" draw:end-shape="id99" draw:end-glue-point="6" svg:d="m15427 18775-1-1729" svg:viewBox="0 0 2 1730">
          <text:p/>
        </draw:connector>
        <draw:connector draw:style-name="gr3" draw:text-style-name="P4" draw:layer="layout" draw:type="line" svg:x1="20.789cm" svg:y1="18.731cm" svg:x2="20.79cm" svg:y2="17.045cm" draw:start-shape="id100" draw:start-glue-point="4" draw:end-shape="id101" draw:end-glue-point="6" svg:d="m20789 18731 1-1686" svg:viewBox="0 0 2 1687">
          <text:p/>
        </draw:connector>
        <draw:connector draw:style-name="gr3" draw:text-style-name="P4" draw:layer="layout" svg:x1="7.427cm" svg:y1="15.255cm" svg:x2="17.897cm" svg:y2="16.148cm" draw:start-shape="id94" draw:start-glue-point="4" draw:end-shape="id101" draw:end-glue-point="5" svg:d="m7427 15255v-502h6000v1395h4470" svg:viewBox="0 0 10471 1396">
          <text:p/>
        </draw:connector>
        <draw:connector draw:style-name="gr3" draw:text-style-name="P4" draw:layer="layout" svg:x1="11.427cm" svg:y1="15.254cm" svg:x2="17.897cm" svg:y2="16.148cm" draw:start-shape="id97" draw:start-glue-point="4" draw:end-shape="id101" draw:end-glue-point="5" svg:d="m11427 15254v-502h4000v1396h2470" svg:viewBox="0 0 6471 1397">
          <text:p/>
        </draw:connector>
        <draw:connector draw:style-name="gr3" draw:text-style-name="P4" draw:layer="layout" svg:x1="15.426cm" svg:y1="15.253cm" svg:x2="17.897cm" svg:y2="16.148cm" draw:start-shape="id99" draw:start-glue-point="4" draw:end-shape="id101" draw:end-glue-point="5" svg:d="m15426 15253v-503h-2030v1398h4501" svg:viewBox="0 0 4502 1399">
          <text:p/>
        </draw:connector>
        <draw:connector draw:style-name="gr3" draw:text-style-name="P4" draw:layer="layout" draw:type="line" svg:x1="8.956cm" svg:y1="16.151cm" svg:x2="9.898cm" svg:y2="16.15cm" draw:start-shape="id94" draw:start-glue-point="7" draw:end-shape="id97" draw:end-glue-point="5" svg:d="m8956 16151 942-1" svg:viewBox="0 0 943 2">
          <text:p/>
        </draw:connector>
        <draw:connector draw:style-name="gr3" draw:text-style-name="P4" draw:layer="layout" draw:type="line" svg:x1="12.956cm" svg:y1="16.15cm" svg:x2="13.897cm" svg:y2="16.149cm" draw:start-shape="id97" draw:start-glue-point="7" draw:end-shape="id99" draw:end-glue-point="5" svg:d="m12956 16150 941-1" svg:viewBox="0 0 942 2">
          <text:p/>
        </draw:connector>
        <draw:connector draw:style-name="gr3" draw:text-style-name="P4" draw:layer="layout" draw:type="line" svg:x1="23.682cm" svg:y1="16.148cm" svg:x2="24.62cm" svg:y2="16.151cm" draw:start-shape="id101" draw:start-glue-point="7" draw:end-shape="id102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103" draw:end-shape="id104" draw:end-glue-point="4" svg:d="m26277 14361v991" svg:viewBox="0 0 1 992">
            <text:p/>
          </draw:connector>
          <draw:connector draw:style-name="gr3" draw:text-style-name="P4" xml:id="id115" draw:id="id115" draw:layer="layout" draw:type="line" svg:x1="26.277cm" svg:y1="6.033cm" svg:x2="26.277cm" svg:y2="12.568cm" draw:start-shape="id105" draw:start-glue-point="6" draw:end-shape="id103" draw:end-glue-point="4" svg:d="m26277 6033v6535" svg:viewBox="0 0 1 6536">
            <text:p/>
          </draw:connector>
          <draw:custom-shape draw:style-name="gr4" draw:text-style-name="P5" xml:id="id105" draw:id="id105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13" draw:id="id113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109" draw:id="id109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06" draw:id="id106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10" draw:id="id110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03" draw:id="id103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04" draw:id="id104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106" draw:start-glue-point="4" draw:end-shape="id103" draw:end-glue-point="5" svg:d="m22197 18206 2551-4742" svg:viewBox="0 0 2552 4743">
            <text:p/>
          </draw:connector>
          <draw:custom-shape draw:style-name="gr4" draw:text-style-name="P5" xml:id="id108" draw:id="id108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11" draw:id="id111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07" draw:id="id107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14" draw:id="id114" draw:layer="layout" draw:type="line" svg:x1="17.177cm" svg:y1="19.006cm" svg:x2="20.397cm" svg:y2="19.006cm" draw:start-shape="id107" draw:start-glue-point="7" draw:end-shape="id106" draw:end-glue-point="5" svg:d="m17177 19006h3220" svg:viewBox="0 0 3221 1">
            <text:p/>
          </draw:connector>
          <draw:connector draw:style-name="gr3" draw:text-style-name="P4" xml:id="id112" draw:id="id112" draw:layer="layout" draw:type="line" svg:x1="16.807cm" svg:y1="10.982cm" svg:x2="18.365cm" svg:y2="10.982cm" draw:start-shape="id108" draw:start-glue-point="7" draw:end-shape="id109" svg:d="m16807 10982h1558" svg:viewBox="0 0 1559 1">
            <text:p/>
          </draw:connector>
          <draw:connector draw:style-name="gr3" draw:text-style-name="P4" xml:id="id116" draw:id="id116" draw:layer="layout" draw:type="line" svg:x1="21.671cm" svg:y1="10.982cm" svg:x2="21.671cm" svg:y2="10.982cm" draw:start-shape="id110" draw:end-shape="id110" draw:end-glue-point="5" svg:d="" svg:viewBox="0 0 1 1">
            <text:p/>
          </draw:connector>
          <draw:connector draw:style-name="gr3" draw:text-style-name="P4" draw:layer="layout" draw:type="line" svg:x1="17.609cm" svg:y1="13.196cm" svg:x2="17.586cm" svg:y2="10.982cm" draw:start-shape="id111" draw:end-shape="id112" draw:end-glue-point="0" svg:d="m17609 13196-23-2214" svg:viewBox="0 0 24 2215">
            <text:p/>
          </draw:connector>
          <draw:connector draw:style-name="gr3" draw:text-style-name="P4" draw:layer="layout" draw:type="line" svg:x1="17.61cm" svg:y1="7.853cm" svg:x2="17.586cm" svg:y2="10.982cm" draw:start-shape="id113" draw:start-glue-point="6" draw:end-shape="id112" draw:end-glue-point="0" svg:d="m17610 7853-24 3129" svg:viewBox="0 0 25 3130">
            <text:p/>
          </draw:connector>
          <draw:connector draw:style-name="gr3" draw:text-style-name="P4" draw:layer="layout" draw:type="line" svg:x1="17.61cm" svg:y1="15.496cm" svg:x2="18.787cm" svg:y2="19.006cm" draw:start-shape="id111" draw:start-glue-point="6" draw:end-shape="id114" draw:end-glue-point="0" svg:d="m17610 15496 1177 3510" svg:viewBox="0 0 1178 3511">
            <text:p/>
          </draw:connector>
          <draw:connector draw:style-name="gr3" draw:text-style-name="P4" draw:layer="layout" draw:type="line" svg:x1="19.576cm" svg:y1="6.703cm" svg:x2="26.277cm" svg:y2="9.3cm" draw:start-shape="id113" draw:start-glue-point="7" draw:end-shape="id115" draw:end-glue-point="0" svg:d="m19576 6703 6701 2597" svg:viewBox="0 0 6702 2598">
            <text:p/>
          </draw:connector>
          <draw:connector draw:style-name="gr3" draw:text-style-name="P4" draw:layer="layout" draw:type="line" svg:x1="23.671cm" svg:y1="11.782cm" svg:x2="24.748cm" svg:y2="13.464cm" draw:start-shape="id110" draw:start-glue-point="6" draw:end-shape="id103" draw:end-glue-point="5" svg:d="m23671 11782 1077 1682" svg:viewBox="0 0 1078 1683">
            <text:p/>
          </draw:connector>
          <draw:connector draw:style-name="gr3" draw:text-style-name="P4" draw:layer="layout" draw:type="line" svg:x1="20.91cm" svg:y1="10.982cm" svg:x2="21.671cm" svg:y2="10.982cm" draw:start-shape="id109" draw:start-glue-point="7" draw:end-shape="id116" draw:end-glue-point="0" svg:d="m20910 10982h761" svg:viewBox="0 0 762 1">
            <text:p/>
          </draw:connector>
          <draw:connector draw:style-name="gr12" draw:text-style-name="P4" draw:layer="layout" draw:type="line" svg:x1="15.007cm" svg:y1="11.782cm" svg:x2="15.008cm" svg:y2="18.206cm" draw:start-shape="id108" draw:start-glue-point="6" draw:end-shape="id107" draw:end-glue-point="4" svg:d="m15007 11782 1 6424" svg:viewBox="0 0 2 6425">
            <text:p/>
          </draw:connector>
          <draw:connector draw:style-name="gr12" draw:text-style-name="P4" draw:layer="layout" draw:type="line" svg:x1="22.197cm" svg:y1="18.206cm" svg:x2="19.576cm" svg:y2="14.346cm" draw:start-shape="id106" draw:start-glue-point="4" draw:end-shape="id111" draw:end-glue-point="7" svg:d="m22197 18206-2621-3860" svg:viewBox="0 0 2622 3861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4" draw:text-style-name="P5" xml:id="id118" draw:id="id118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17" draw:id="id117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119" draw:id="id119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21" draw:id="id121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6.924cm" svg:y1="14.107cm" svg:x2="6.924cm" svg:y2="16.503cm" draw:start-shape="id117" draw:start-glue-point="6" draw:end-shape="id118" draw:end-glue-point="4" svg:d="m6924 14107v2396" svg:viewBox="0 0 1 2397">
            <text:p/>
          </draw:connector>
          <draw:connector draw:style-name="gr3" draw:text-style-name="P4" draw:layer="layout" draw:type="line" svg:x1="14.88cm" svg:y1="16.242cm" svg:x2="14.88cm" svg:y2="14.367cm" draw:start-shape="id119" draw:start-glue-point="4" draw:end-shape="id120" draw:end-glue-point="6" svg:d="m14880 16242v-1875" svg:viewBox="0 0 1 1876">
            <text:p/>
          </draw:connector>
          <draw:connector draw:style-name="gr12" draw:text-style-name="P4" draw:layer="layout" draw:type="line" svg:x1="8.869cm" svg:y1="17.392cm" svg:x2="12.913cm" svg:y2="17.392cm" draw:start-shape="id118" draw:start-glue-point="7" draw:end-shape="id119" draw:end-glue-point="5" svg:d="m8869 17392h4044" svg:viewBox="0 0 4045 1">
            <text:p/>
          </draw:connector>
          <draw:connector draw:style-name="gr3" draw:text-style-name="P4" draw:layer="layout" draw:type="line" svg:x1="20.299cm" svg:y1="17.392cm" svg:x2="16.846cm" svg:y2="17.392cm" draw:start-shape="id121" draw:start-glue-point="5" draw:end-shape="id119" draw:end-glue-point="7" svg:d="m20299 17392h-3453" svg:viewBox="0 0 3454 1">
            <text:p/>
          </draw:connector>
          <draw:custom-shape draw:style-name="gr5" draw:text-style-name="P5" xml:id="id120" draw:id="id120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2.913cm" svg:y1="13.217cm" svg:x2="6.924cm" svg:y2="16.503cm" draw:start-shape="id120" draw:start-glue-point="5" draw:end-shape="id118" draw:end-glue-point="4" svg:d="m12913 13217-5989 3286" svg:viewBox="0 0 5990 3287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22" draw:id="id122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22" draw:start-glue-point="1" draw:end-shape="id123" draw:end-glue-point="3" svg:d="m6200 12333h7000" svg:viewBox="0 0 7001 1">
            <text:p/>
          </draw:connector>
          <draw:custom-shape draw:style-name="gr4" draw:text-style-name="P4" xml:id="id123" draw:id="id123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24" draw:id="id124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23" draw:start-glue-point="1" draw:end-shape="id124" draw:end-glue-point="3" svg:d="m17600 12333h5200" svg:viewBox="0 0 5201 1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26" draw:id="id126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25" draw:id="id125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22" draw:start-glue-point="2" draw:end-shape="id125" draw:end-glue-point="0" svg:d="m4000 13233v5000" svg:viewBox="0 0 1 5001">
            <text:p/>
          </draw:connector>
          <draw:connector draw:style-name="gr3" draw:text-style-name="P4" draw:layer="layout" draw:type="line" svg:x1="6.2cm" svg:y1="19.133cm" svg:x2="12.2cm" svg:y2="19.133cm" draw:start-shape="id125" draw:start-glue-point="1" draw:end-shape="id126" svg:d="m6200 19133h6000" svg:viewBox="0 0 6001 1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6" draw:text-style-name="P8" draw:layer="layout" svg:width="13.752cm" svg:height="4.722cm" svg:x="15.34cm" svg:y="14.018cm">
          <draw:text-box>
            <text:list text:style-name="L2">
              <text:list-item>
                <text:p><text:span text:style-name="T11">兩者共同缺點</text:span></text:p>
                <text:list>
                  <text:list-item>
                    <text:p><text:span text:style-name="T11">無法使用漢羅語料</text:span></text:p>
                  </text:list-item>
                  <text:list-item>
                    <text:p><text:span text:style-name="T11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10" table:default-cell-style-name="ce3">
              <table:table-cell>
                <text:p><text:span text:style-name="T12">照字翻</text:span></text:p>
              </table:table-cell>
              <table:table-cell>
                <text:p><text:span text:style-name="T12">12</text:span></text:p>
              </table:table-cell>
              <table:table-cell>
                <text:p><text:span text:style-name="T12">手中 </text:span></text:p>
              </table:table-cell>
              <table:table-cell>
                <text:p><text:span text:style-name="T12">tshiu2 lai7</text:span></text:p>
              </table:table-cell>
              <table:table-cell table:style-name="ce1">
                <text:p><text:span text:style-name="T12">tshiu2 tiong1</text:span></text:p>
              </table:table-cell>
            </table:table-row>
            <table:table-row table:style-name="ro10" table:default-cell-style-name="ce3">
              <table:table-cell>
                <text:p><text:span text:style-name="T12">較道地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工作</text:span></text:p>
              </table:table-cell>
              <table:table-cell>
                <text:p><text:span text:style-name="T12">kang1 tsok4</text:span></text:p>
              </table:table-cell>
              <table:table-cell table:style-name="ce1">
                <text:p><text:span text:style-name="T12">khang1 khue3</text:span></text:p>
              </table:table-cell>
            </table:table-row>
            <table:table-row table:style-name="ro1" table:default-cell-style-name="ce3">
              <table:table-cell>
                <text:p><text:span text:style-name="T12">其他同義詞</text:span></text:p>
              </table:table-cell>
              <table:table-cell>
                <text:p><text:span text:style-name="T12">10</text:span></text:p>
              </table:table-cell>
              <table:table-cell>
                <text:p><text:span text:style-name="T12">過晝</text:span><text:span text:style-name="T12">/</text:span><text:span text:style-name="T12">中晝</text:span></text:p>
              </table:table-cell>
              <table:table-cell>
                <text:p><text:span text:style-name="T12">一寡</text:span><text:span text:style-name="T12">/</text:span><text:span text:style-name="T12">一寡仔</text:span></text:p>
              </table:table-cell>
              <table:table-cell table:style-name="ce1"/>
            </table:table-row>
            <table:table-row table:style-name="ro10" table:default-cell-style-name="ce3">
              <table:table-cell>
                <text:p><text:span text:style-name="T12">毋著意思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帶</text:span></text:p>
              </table:table-cell>
              <table:table-cell>
                <text:p><text:span text:style-name="T12">theh8</text:span></text:p>
              </table:table-cell>
              <table:table-cell table:style-name="ce1">
                <text:p><text:span text:style-name="T12">tshua7</text:span></text:p>
              </table:table-cell>
            </table:table-row>
            <table:table-row table:style-name="ro10" table:default-cell-style-name="ce3">
              <table:table-cell>
                <text:p><text:span text:style-name="T12">文讀選毋著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一九「三」七</text:span></text:p>
              </table:table-cell>
              <table:table-cell>
                <text:p><text:span text:style-name="T12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3">
              <table:table-cell>
                <text:p><text:span text:style-name="T12">未知詞</text:span></text:p>
              </table:table-cell>
              <table:table-cell>
                <text:p><text:span text:style-name="T12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3">
              <table:table-cell>
                <text:p><text:span text:style-name="T12">少詞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佮答案比減一詞</text:span></text:p>
              </table:table-cell>
              <table:table-cell/>
              <table:table-cell table:style-name="ce1"/>
            </table:table-row>
            <table:table-row table:style-name="ro11" table:default-cell-style-name="ce3">
              <table:table-cell>
                <text:p><text:span text:style-name="T12">試驗語料音標毋著</text:span></text:p>
              </table:table-cell>
              <table:table-cell>
                <text:p><text:span text:style-name="T12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3">一</text:span> 個 <text:span text:style-name="T13">大</text:span></text:p>
                <text:list>
                  <text:list-item>
                    <text:p><text:span text:style-name="T13">一｜</text:span><text:span text:style-name="T13">tsit8</text:span> 个｜e5 <text:span text:style-name="T13">大｜</text:span><text:span text:style-name="T13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3">一</text:span> 個 <text:span text:style-name="T13">大</text:span> </text:p>
                <text:list>
                  <text:list-item>
                    <text:p><text:span text:style-name="T13">一｜</text:span><text:span text:style-name="T13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文泉驛微米黑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/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9T14:13:41</dc:date>
    <meta:editing-duration>P3DT22H22M13S</meta:editing-duration>
    <meta:editing-cycles>215</meta:editing-cycles>
    <meta:generator>LibreOffice/3.5$Linux_X86_64 LibreOffice_project/350m1$Build-2</meta:generator>
    <dc:creator>Ihc </dc:creator>
    <meta:document-statistic meta:object-count="586"/>
  </office:meta>
</office:document-meta>
</file>